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C0000002D006A7BACFB4035963.jpg" manifest:media-type="image/jpe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svg:stroke-color="#ff0000" draw:marker-start-width="0.321cm" draw:marker-end-width="0.321cm" svg:stroke-opacity="100%" draw:fill="none" draw:textarea-horizontal-align="justify" draw:textarea-vertical-align="middle" draw:auto-grow-height="false" fo:min-height="2.35cm" fo:min-width="24.698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0000" draw:marker-start-width="0.321cm" draw:marker-end-width="0.321cm" svg:stroke-opacity="100%" draw:fill="none" draw:textarea-horizontal-align="justify" draw:textarea-vertical-align="middle" draw:auto-grow-height="false" fo:min-height="2.27cm" fo:min-width="24.618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0000" draw:marker-start-width="0.321cm" draw:marker-end-width="0.321cm" svg:stroke-opacity="100%" draw:fill="none" draw:textarea-horizontal-align="justify" draw:textarea-vertical-align="middle" draw:auto-grow-height="false" fo:min-height="4.669cm" fo:min-width="24.618cm" fo:padding-top="0.165cm" fo:padding-bottom="0.165cm" fo:padding-left="0.29cm" fo:padding-right="0.29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12.599cm" style:use-optimal-column-width="false"/>
    </style:style>
    <style:style style:name="co3" style:family="table-column">
      <style:table-column-properties style:column-width="12.6cm" style:use-optimal-column-width="false"/>
    </style:style>
    <style:style style:name="co4" style:family="table-column">
      <style:table-column-properties style:column-width="6.299cm" style:use-optimal-column-width="false"/>
    </style:style>
    <style:style style:name="co5" style:family="table-column">
      <style:table-column-properties style:column-width="6.302cm" style:use-optimal-column-width="false"/>
    </style:style>
    <style:style style:name="ro1" style:family="table-row">
      <style:table-row-properties style:row-height="1.959cm"/>
    </style:style>
    <style:style style:name="ro2" style:family="table-row">
      <style:table-row-properties style:row-height="1.964cm"/>
    </style:style>
    <style:style style:name="ro3" style:family="table-row">
      <style:table-row-properties style:row-height="2.381cm"/>
    </style:style>
    <style:style style:name="ro4" style:family="table-row">
      <style:table-row-properties style:row-height="2.481cm"/>
    </style:style>
    <style:style style:name="ce1" style:family="table-cell">
      <loext:graphic-properties style:repeat="repeat"/>
      <style:paragraph-properties fo:text-align="center"/>
      <style:text-properties fo:font-size="40pt" style:font-size-asian="40pt" style:font-size-complex="40pt"/>
    </style:style>
    <style:style style:name="ce2" style:family="table-cell">
      <loext:graphic-properties style:repeat="repeat"/>
      <style:paragraph-properties fo:text-align="center"/>
    </style:style>
    <style:style style:name="ce3" style:family="table-cell">
      <loext:graphic-properties style:repeat="repeat"/>
      <style:paragraph-properties fo:text-align="center"/>
      <style:text-properties fo:font-size="26pt" style:font-size-asian="26pt" style:font-size-complex="26pt"/>
    </style:style>
    <style:style style:name="ce4" style:family="table-cell">
      <loext:graphic-properties style:repeat="repeat"/>
      <style:paragraph-properties fo:text-align="center"/>
      <style:text-properties fo:font-size="32pt" style:font-size-asian="32pt" style:font-size-complex="32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14.098cm" svg:height="11.763cm" svg:x="7.061cm" svg:y="5.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1">Renda</text:span></text:p>
              </table:table-cell>
            </table:table-row>
            <table:table-row table:style-name="ro1">
              <table:table-cell table:style-name="ce2">
                <text:p text:style-name="P3">$3000,00</text:p>
              </table:table-cell>
            </table:table-row>
            <table:table-row table:style-name="ro1">
              <table:table-cell table:style-name="ce2">
                <text:p text:style-name="P3">$1500,00</text:p>
                <text:p text:style-name="P3"/>
              </table:table-cell>
            </table:table-row>
            <table:table-row table:style-name="ro1">
              <table:table-cell table:style-name="ce2">
                <text:p text:style-name="P3">...</text:p>
              </table:table-cell>
            </table:table-row>
            <table:table-row table:style-name="ro2">
              <table:table-cell table:style-name="ce2">
                <text:p text:style-name="P3">$10000,00</text:p>
              </table:table-cell>
            </table:table-row>
            <table:table-row table:style-name="ro2">
              <table:table-cell table:style-name="ce2">
                <text:p text:style-name="P3">$9000,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Mais variáveis</text:p>
          </draw:text-box>
        </draw:frame>
        <draw:frame draw:style-name="standard" draw:layer="layout" svg:width="25.198cm" svg:height="14.285cm" svg:x="1.4cm" svg:y="4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 text:style-name="P2">Renda</text:p>
              </table:table-cell>
              <table:table-cell>
                <text:p text:style-name="P2">Sexo</text:p>
              </table:table-cell>
            </table:table-row>
            <table:table-row table:style-name="ro3" table:default-cell-style-name="ce3">
              <table:table-cell>
                <text:p text:style-name="P4">$3000,00</text:p>
              </table:table-cell>
              <table:table-cell>
                <text:p text:style-name="P4">Mulher</text:p>
              </table:table-cell>
            </table:table-row>
            <table:table-row table:style-name="ro3" table:default-cell-style-name="ce3">
              <table:table-cell>
                <text:p text:style-name="P4">$1500,00</text:p>
              </table:table-cell>
              <table:table-cell>
                <text:p text:style-name="P4">Homem</text:p>
              </table:table-cell>
            </table:table-row>
            <table:table-row table:style-name="ro3" table:default-cell-style-name="ce3">
              <table:table-cell>
                <text:p text:style-name="P4">...</text:p>
              </table:table-cell>
              <table:table-cell>
                <text:p text:style-name="P4">...</text:p>
              </table:table-cell>
            </table:table-row>
            <table:table-row table:style-name="ro3" table:default-cell-style-name="ce3">
              <table:table-cell>
                <text:p text:style-name="P4">$10000,00</text:p>
              </table:table-cell>
              <table:table-cell>
                <text:p text:style-name="P4">Homem</text:p>
              </table:table-cell>
            </table:table-row>
            <table:table-row table:style-name="ro3" table:default-cell-style-name="ce3">
              <table:table-cell>
                <text:p text:style-name="P4">$9000,00</text:p>
              </table:table-cell>
              <table:table-cell>
                <text:p text:style-name="P4">Mulher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s variáveis</text:p>
          </draw:text-box>
        </draw:frame>
        <draw:frame draw:style-name="standard" draw:layer="layout" svg:width="25.198cm" svg:height="14.885cm" svg:x="1.4cm" svg:y="4.914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4">
              <table:table-cell>
                <text:p text:style-name="P5">Raenda</text:p>
              </table:table-cell>
              <table:table-cell>
                <text:p text:style-name="P5">Sexo</text:p>
              </table:table-cell>
              <table:table-cell>
                <text:p text:style-name="P5">Filhos</text:p>
              </table:table-cell>
              <table:table-cell>
                <text:p text:style-name="P5">Idade</text:p>
              </table:table-cell>
            </table:table-row>
            <table:table-row table:style-name="ro4" table:default-cell-style-name="ce4">
              <table:table-cell>
                <text:p text:style-name="P5">$3000,00</text:p>
              </table:table-cell>
              <table:table-cell>
                <text:p text:style-name="P5">Mulher</text:p>
              </table:table-cell>
              <table:table-cell>
                <text:p text:style-name="P5">1</text:p>
              </table:table-cell>
              <table:table-cell>
                <text:p text:style-name="P5">25</text:p>
              </table:table-cell>
            </table:table-row>
            <table:table-row table:style-name="ro4" table:default-cell-style-name="ce4">
              <table:table-cell>
                <text:p text:style-name="P5">$1500,00</text:p>
              </table:table-cell>
              <table:table-cell>
                <text:p text:style-name="P5">Homem</text:p>
              </table:table-cell>
              <table:table-cell>
                <text:p text:style-name="P5">0</text:p>
              </table:table-cell>
              <table:table-cell>
                <text:p text:style-name="P5">22</text:p>
              </table:table-cell>
            </table:table-row>
            <table:table-row table:style-name="ro4" table:default-cell-style-name="ce4">
              <table:table-cell>
                <text:p text:style-name="P5">...</text:p>
              </table:table-cell>
              <table:table-cell>
                <text:p text:style-name="P5">...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 text:style-name="P5">$10000,00</text:p>
              </table:table-cell>
              <table:table-cell>
                <text:p text:style-name="P5">Homem</text:p>
              </table:table-cell>
              <table:table-cell>
                <text:p text:style-name="P5">3</text:p>
              </table:table-cell>
              <table:table-cell>
                <text:p text:style-name="P5">40</text:p>
              </table:table-cell>
            </table:table-row>
            <table:table-row table:style-name="ro4" table:default-cell-style-name="ce4">
              <table:table-cell>
                <text:p text:style-name="P5">$9000,00</text:p>
              </table:table-cell>
              <table:table-cell>
                <text:p text:style-name="P5">Mulher</text:p>
              </table:table-cell>
              <table:table-cell>
                <text:p text:style-name="P5">2</text:p>
              </table:table-cell>
              <table:table-cell>
                <text:p text:style-name="P5">35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" draw:text-style-name="P6" xml:id="id2" draw:id="id2" draw:layer="layout" svg:width="25.198cm" svg:height="2.6cm" svg:x="1.4cm" svg:y="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25.198cm" svg:height="2.6cm" svg:x="1.4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25.198cm" svg:height="4.999cm" draw:transform="skewX (0.00314159265358979) translate (1.4cm 14.8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" draw:text-style-name="P3" draw:layer="layout" svg:width="26.599cm" svg:height="19.949cm" svg:x="0.8cm" svg:y="0.251cm" presentation:class="graphic" presentation:user-transformed="true">
          <draw:image xlink:href="Pictures/10000000000003C0000002D006A7BACFB40359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016120 </meta:initial-creator>
    <meta:creation-date>2016-02-19T13:15:39.093045703</meta:creation-date>
    <dc:date>2016-02-19T13:36:20.234870278</dc:date>
    <dc:creator>ra016120 </dc:creator>
    <meta:editing-duration>PT20M41S</meta:editing-duration>
    <meta:editing-cycles>1</meta:editing-cycles>
    <meta:document-statistic meta:object-count="41"/>
    <meta:generator>LibreOffice/5.0.2.2$Linux_X86_64 LibreOffice_project/37b43f919e4de5eeaca9b9755ed688758a8251fe</meta:generator>
  </office:meta>
</office:document-meta>
</file>